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9.02mm"/>
    </style:style>
    <style:style style:name="co5" style:family="table-column">
      <style:table-column-properties fo:break-before="auto" style:column-width="248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stributer</text:p>
          </table:table-cell>
        </table:table-row>
        <table:table-row table:style-name="ro2">
          <table:table-cell office:value-type="string" calcext:value-type="string">
            <text:p>DRV8833PWR</text:p>
          </table:table-cell>
          <table:table-cell office:value-type="string" calcext:value-type="string">
            <text:p>Dual H-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drv8833.pdf?HQS=dis-mous-null-mousermode-dsf-pf-null-wwe&amp;ts=1610757637707" xlink:type="simple">https://www.ti.com/lit/ds/symlink/drv8833.pdf?HQS=dis-mous-null-mousermode-dsf-pf-null-wwe&amp;ts=1610757637707</text:a></text:p>
          </table:table-cell>
          <table:table-cell office:value-type="string" calcext:value-type="string">
            <text:p><text:a xlink:href="https://www.mouser.de/ProductDetail/Texas-Instruments/DRV8833PWR/?qs=biyDIajrTn6zZVfCUiXZ9g" xlink:type="simple">https://www.mouser.de/ProductDetail/Texas-Instruments/DRV8833PWR/?qs=biyDIajrTn6zZVfCUiXZ9g</text:a>==</text:p>
          </table:table-cell>
        </table:table-row>
        <table:table-row table:style-name="ro2">
          <table:table-cell office:value-type="string" calcext:value-type="string">
            <text:p>HARTING SEK 18 2.54mm 6pin</text:p>
          </table:table-cell>
          <table:table-cell office:value-type="string" calcext:value-type="string">
            <text:p>6 Pin socket for ribbon cable connector of DC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ocs.rs-online.com/699b/0900766b810c843d.pdf" xlink:type="simple">https://docs.rs-online.com/699b/0900766b810c843d.pdf</text:a></text:p>
          </table:table-cell>
          <table:table-cell office:value-type="string" calcext:value-type="string">
            <text:p><text:a xlink:href="https://de.rs-online.com/web/p/leiterplatten-header/7407105/" xlink:type="simple">https://de.rs-online.com/web/p/leiterplatten-header/7407105/</text:a></text:p>
          </table:table-cell>
        </table:table-row>
        <table:table-row table:style-name="ro2">
          <table:table-cell office:value-type="string" calcext:value-type="string">
            <text:p>dsPIC33FJ64MC804-H/PT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268/70291G-254604.pdf" xlink:type="simple">https://www.mouser.de/datasheet/2/268/70291G-254604.pdf</text:a></text:p>
          </table:table-cell>
          <table:table-cell office:value-type="string" calcext:value-type="string">
            <text:p><text:a xlink:href="https://www.mouser.de/ProductDetail/Microchip-Technology/dsPIC33FJ64MC804-H-PT/?qs=nMCt4TBfEwqcPzv4rXfYfw" xlink:type="simple">https://www.mouser.de/ProductDetail/Microchip-Technology/dsPIC33FJ64MC804-H-PT/?qs=nMCt4TBfEwqcPzv4rXfYfw</text:a>==</text:p>
          </table:table-cell>
        </table:table-row>
        <table:table-row table:style-name="ro2">
          <table:table-cell office:value-type="string" calcext:value-type="string">
            <text:p>LM1117IDTX-5.0/NOPB</text:p>
          </table:table-cell>
          <table:table-cell office:value-type="string" calcext:value-type="string">
            <text:p>5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50-NOPB/?qs=X1J7HmVL2ZELC22VQA%252BpjA" xlink:type="simple">https://www.mouser.de/ProductDetail/Texas-Instruments/LM1117IDTX-50-NOPB/?qs=X1J7HmVL2ZELC22VQA%252BpjA</text:a>==</text:p>
          </table:table-cell>
        </table:table-row>
        <table:table-row table:style-name="ro2">
          <table:table-cell office:value-type="string" calcext:value-type="string">
            <text:p>LM1117IDTX-3.3/NOPB</text:p>
          </table:table-cell>
          <table:table-cell office:value-type="string" calcext:value-type="string">
            <text:p>3.3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33-NOPB/?qs=X1J7HmVL2ZFkY2QJxD1r5A" xlink:type="simple">https://www.mouser.de/ProductDetail/Texas-Instruments/LM1117IDTX-33-NOPB/?qs=X1J7HmVL2ZFkY2QJxD1r5A</text:a>==</text:p>
          </table:table-cell>
        </table:table-row>
        <table:table-row table:style-name="ro2">
          <table:table-cell office:value-type="string" calcext:value-type="string">
            <text:p>Sharp GP2Y0A41SK0F</text:p>
          </table:table-cell>
          <table:table-cell office:value-type="string" calcext:value-type="string">
            <text:p>4cm to 30cm IR Sensor; JST PH 3-Pin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ocs.rs-online.com/118b/0900766b80d1bdcc.pdf" xlink:type="simple">https://docs.rs-online.com/118b/0900766b80d1bdcc.pdf</text:a></text:p>
          </table:table-cell>
          <table:table-cell office:value-type="string" calcext:value-type="string">
            <text:p><text:a xlink:href="https://de.rs-online.com/web/p/reflexions-lichtschranke/6666568/" xlink:type="simple">https://de.rs-online.com/web/p/reflexions-lichtschranke/6666568/</text:a></text:p>
          </table:table-cell>
        </table:table-row>
        <table:table-row table:style-name="ro2">
          <table:table-cell office:value-type="string" calcext:value-type="string">
            <text:p>JST PH Cable</text:p>
          </table:table-cell>
          <table:table-cell office:value-type="string" calcext:value-type="string">
            <text:p>Female to Female JST PH 3-Pin Cable 10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de/ProductDetail/Adafruit/4336/?qs=wnTfsH77Xs4cYCR1hPhSuA" xlink:type="simple">https://www.mouser.de/ProductDetail/Adafruit/4336/?qs=wnTfsH77Xs4cYCR1hPhSuA</text:a>==</text:p>
          </table:table-cell>
        </table:table-row>
        <table:table-row table:style-name="ro2">
          <table:table-cell office:value-type="string" calcext:value-type="string">
            <text:p>JST PH 3-Pin Socket</text:p>
          </table:table-cell>
          <table:table-cell office:value-type="string" calcext:value-type="string">
            <text:p>Vertical Socket; Minimum Order Size of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ocs.rs-online.com/cb9d/0900766b81347511.pdf" xlink:type="simple">https://docs.rs-online.com/cb9d/0900766b81347511.pdf</text:a></text:p>
          </table:table-cell>
          <table:table-cell office:value-type="string" calcext:value-type="string">
            <text:p><text:a xlink:href="https://de.rs-online.com/web/p/leiterplatten-header/8201431/" xlink:type="simple">https://de.rs-online.com/web/p/leiterplatten-header/8201431/</text:a></text:p>
          </table:table-cell>
        </table:table-row>
        <table:table-row table:style-name="ro2">
          <table:table-cell office:value-type="string" calcext:value-type="string">
            <text:p>ECS-200-18-4X-CKM</text:p>
          </table:table-cell>
          <table:table-cell office:value-type="string" calcext:value-type="string">
            <text:p>20 MHz Oscil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122/hc_49usx-791.pdf" xlink:type="simple">https://www.mouser.de/datasheet/2/122/hc_49usx-791.pdf</text:a></text:p>
          </table:table-cell>
          <table:table-cell office:value-type="string" calcext:value-type="string">
            <text:p><text:a xlink:href="https://www.mouser.de/ProductDetail/ECS/ECS-200-18-4X-CKM/?qs=7MVldsJ5UayWJftrjXxCpQ" xlink:type="simple">https://www.mouser.de/ProductDetail/ECS/ECS-200-18-4X-CKM/?qs=7MVldsJ5UayWJftrjXxCpQ</text:a></text:p>
          </table:table-cell>
        </table:table-row>
        <table:table-row table:style-name="ro2">
          <table:table-cell office:value-type="string" calcext:value-type="string">
            <text:p>RS Pro 1.32mm Black Terminal Post</text:p>
          </table:table-cell>
          <table:table-cell office:value-type="string" calcext:value-type="string">
            <text:p>Test Points; Minimum Order Size of 100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docs.rs-online.com/017d/0900766b8151cbdd.pdf" xlink:type="simple">https://docs.rs-online.com/017d/0900766b8151cbdd.pdf</text:a></text:p>
          </table:table-cell>
          <table:table-cell office:value-type="string" calcext:value-type="string">
            <text:p><text:a xlink:href="https://de.rs-online.com/web/p/einbaubuchsen/2622214/?sra=pstk" xlink:type="simple">https://de.rs-online.com/web/p/einbaubuchsen/2622214/?sra=pstk</text:a></text:p>
          </table:table-cell>
        </table:table-row>
        <table:table-row table:style-name="ro2">
          <table:table-cell office:value-type="string" calcext:value-type="string">
            <text:p>AVX F981C106MSUAJ6</text:p>
          </table:table-cell>
          <table:table-cell office:value-type="string" calcext:value-type="string">
            <text:p>10uF Tantalum Capacitor LOW E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de/datasheet/2/40/F98_AJ6-1853402.pdf" xlink:type="simple">https://www.mouser.de/datasheet/2/40/F98_AJ6-1853402.pdf</text:a></text:p>
          </table:table-cell>
          <table:table-cell office:value-type="string" calcext:value-type="string">
            <text:p><text:a xlink:href="https://www.mouser.de/ProductDetail/AVX/F981C106MSUAJ6/?qs=TiOZkKH1s2QHrpTuVghqqg" xlink:type="simple">https://www.mouser.de/ProductDetail/AVX/F981C106MSUAJ6/?qs=TiOZkKH1s2QHrpTuVghqqg</text:a>==</text:p>
          </table:table-cell>
        </table:table-row>
        <table:table-row table:style-name="ro2">
          <table:table-cell office:value-type="string" calcext:value-type="string">
            <text:p>AVX TLCR107M004XTA</text:p>
          </table:table-cell>
          <table:table-cell office:value-type="string" calcext:value-type="string">
            <text:p>100uF Tantalum Capacitor LOW E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ouser.de/datasheet/2/40/tlc-776835.pdf" xlink:type="simple">https://www.mouser.de/datasheet/2/40/tlc-776835.pdf</text:a></text:p>
          </table:table-cell>
          <table:table-cell office:value-type="string" calcext:value-type="string">
            <text:p><text:a xlink:href="https://www.mouser.de/ProductDetail/AVX/TLCR107M004XTA/?qs=q8tHwdJXVVZdXLMCIbbcLw" xlink:type="simple">https://www.mouser.de/ProductDetail/AVX/TLCR107M004XTA/?qs=q8tHwdJXVVZdXLMCIbbcLw</text:a>==</text:p>
          </table:table-cell>
        </table:table-row>
        <table:table-row table:style-name="ro2" table:number-rows-repeated="1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09:48:33.6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5:41:48.100000000</meta:creation-date>
    <dc:date>2021-01-19T15:14:27.025000000</dc:date>
    <meta:editing-duration>PT5H21M54S</meta:editing-duration>
    <meta:editing-cycles>10</meta:editing-cycles>
    <meta:generator>LibreOffice/6.1.5.2$Windows_X86_64 LibreOffice_project/90f8dcf33c87b3705e78202e3df5142b201bd805</meta:generator>
    <meta:document-statistic meta:table-count="1" meta:cell-count="64" meta:object-count="0"/>
  </office:meta>
</office:document-meta>
</file>